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334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6.803cm"/>
    </style:style>
    <style:style style:name="ro1" style:family="table-row">
      <style:table-row-properties style:row-height="4.37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>
          <table:table-cell table:style-name="ce4" office:value-type="string" calcext:value-type="string">
            <text:p>FILE DI RIFERIEMNTO PER FILE MD GIÀ ESISTENTE IN 12 DOC DEVELOPER – IDEMPIERE ERRORI.MD</text:p>
          </table:table-cell>
          <table:table-cell table:style-name="ce1"/>
          <table:table-cell table:number-columns-repeated="62"/>
        </table:table-row>
        <table:table-row table:style-name="ro2">
          <table:table-cell table:style-name="ce1" office:value-type="string" calcext:value-type="string">
            <text:p>org.adempiere.model.PromotionRule.applyPromotions(MOrder)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oder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org.adempiere.model.PromotionRule.addCONAILine(MOrder, MOrderLine, X_M_ProductPriceVendorBreak, MProductPrice, BigDecimal, MProduct, I_M_Promotion, boolean, boolean)</text:p>
          </table:table-cell>
          <table:table-cell table:style-name="ce1" office:value-type="float" office:value="686" calcext:value-type="float">
            <text:p>686</text:p>
          </table:table-cell>
          <table:table-cell table:style-name="ce3" office:value-type="string" calcext:value-type="string">
            <text:p>AdempiereException</text:p>
          </table:table-cell>
          <table:table-cell table:style-name="ce1" office:value-type="string" calcext:value-type="string">
            <text:p>LIT_CONAI_OderProduct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org.adempiere.model.PromotionRule.addCONAILine(MOrder, MOrderLine, X_M_ProductPriceVendorBreak, MProductPrice, BigDecimal, MProduct, I_M_Promotion, boolean, boolean)</text:p>
          </table:table-cell>
          <table:table-cell table:style-name="ce1" office:value-type="float" office:value="727" calcext:value-type="float">
            <text:p>727</text:p>
          </table:table-cell>
          <table:table-cell table:style-name="ce3" office:value-type="string" calcext:value-type="string">
            <text:p>AdempiereException</text:p>
          </table:table-cell>
          <table:table-cell table:style-name="ce1" office:value-type="string" calcext:value-type="string">
            <text:p>LIT_CONAI_oder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org.adempiere.model.PromotionRule.addDiscountLine(MOrder, MOrderLine, BigDecimal, BigDecimal, int, I_M_Promotion, boolean)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discount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org.adempiere.model.PromotionRuleInvoice.applyPromotions(MInvoice)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invoic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org.adempiere.model.PromotionRuleInvoice.addCONAILine(MInvoice, MInvoiceLine, X_M_ProductPriceVendorBreak, MProductPrice, BigDecimal, MProduct, I_M_Promotion, boolean, boolean)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oderproduct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org.adempiere.model.PromotionRuleInvoice.addCONAILine(MInvoice, MInvoiceLine, X_M_ProductPriceVendorBreak, MProductPrice, BigDecimal, MProduct, I_M_Promotion, boolean, boolean)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invoic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org.adempiere.model.PromotionRuleInvoice.addDiscountLine(MInvoice, MInvoiceLine, BigDecimal, BigDecimal, int, I_M_Promotion, boolean)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discount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attFileSys.model.ArchiveFileSystem_cnet.loadLOBData(MArchive, MStorageProvider)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ment_Path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attFileSys.model.ArchiveFileSystem_cnet.save(MArchive, MStorageProvider, byte[])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ment_Path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attFileSys.model.ArchiveFileSystem_cnet.save(MArchive, MStorageProvider, byte[])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flated_data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attFileSys.model.ArchiveFileSystem_cnet.save(MArchive, MStorageProvider, byte[])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_NoSaveMArchiv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attFileSys.model.ArchiveFileSystem_cnet.deleteArchive(MArchive, MStorageProvider)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ment_Path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commissions.process.CalculateAllCommissions.createDetail(String, MCommissionAmt)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mmission_Calculator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commissions.process.CommissionCalcForOrder.createDetail(String, MCommissionAmt)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mmission_Calculator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contract.process.AppendContract_Info.generate(PreparedStatement)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tract_OderProduct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ettIntent.model.EventHandler_cnet.doHandleEvent(Event)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_TaxExemp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ettIntent.model.Invoice_ExemptTax.setExemptTax(MInvoice)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_TaxExempt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E_Invoice.process.GenerateFEPA.processExportZIP(TreeMap&lt;String, String&gt;, String, String)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older_temp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E_Invoice.process.GenerateFEPA.processExportZIP(TreeMap&lt;String, String&gt;, String, String)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older_temp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RIBA.model.LIT_Validator.doHandleEvent(Event)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it.cnet.idempiere.LIT_RIBA.model.LIT_Validator.doHandleEvent(Event)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electInvoices_Payme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model.LIT_Validator.doHandleEvent(Event)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annotChange_Payme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model.LIT_Validator.getRIBAGenericAcct(MInvoice, MAcctSchema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Generic_Accou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model.LIT_Validator.createJournal(MInvoice, MAcctSchema, MAccount, MAccount, MDocType, String)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it.cnet.idempiere.LIT_RIBA.model.LIT_Validator.getRIBABankAcct(MPayment, MAcctSchema)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Bank_AccountI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RIBA.process.LIT_RIBAGenerateFile.doIt()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GLjournal_Garante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process.LIT_RIBAGenerateFile.doIt()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it.cnet.idempiere.LIT_RIBA.process.LIT_RIBAGenerateFile.getRIBAGenericAcct(MPaySelection, MAcctSchema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Generic_Accou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process.LIT_RIBAGenerateFile.getRIBABankAcct(MPaySelection, MAcctSchema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BankPaysel_AccountID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RIBA.process.LIT_RIBAGenMergePayment.doIt()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essing_Documet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RIBA.process.LIT_RIBAGenOutstandingPayment.doIt()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process.LIT_RIBAGenOutstandingPayment.getRIBAGenericAcct(MPaySelection, MAcctSchema)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Generic_Accou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process.LIT_RIBAGenOutstandingPayment.getRIBABankAcct(MPaySelection, MAcctSchema)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BankPaysel_AccountI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process.LIT_RIBAGenOutstandingPayment.getBankAcct(MPaySelection, MAcctSchema)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ccount_BankI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RIBA.process.LIT_RIBAGenOutstandingPayment.getRIBADocType(MPaySelection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BankAccountID_Commission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process.LIT_Riba.LIT_CBI_Generate_RIBA.writeHeader(String, String, String, int, Timestamp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BAN_NotConfigure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process.LIT_Riba.LIT_CBI_Generate_RIBA.writePayment(MPaySelectionLine, int, String)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BP_Iban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SendMail.process.SendMail_ForIntArea.doIt()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Host_SMTP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WarehouseExtend.process.GenerateShipAndInvFromSO.createShipment(MOrder, MDocType, Timestamp)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Doc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it.cnet.idempiere.LIT_WarehouseExtend.process.GenerateShipAndInvFromSO.createInvoice(MOrder, MDocType, MInOut, Timestamp)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DocInvoice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WarehouseExtend.process.GenerateShipmentFromSO.doIt(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Doc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LIT_WarehouseExtend.production.process.OrderLineCreateProduction_upd.generate(PreparedStatement)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OderLine_NotFoun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LIT_WarehouseExtend.production.process.OrderLineCreateProduction_upd.generate(PreparedStatement)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duction_Creat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callout.CallOrderWizard.start(Properties, int, GridTab, GridField, Object, Object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ewOder_NoCuold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model.MInOut_StepOver.copyFrom(MInOut_StepOver, Timestamp, Timestamp, int, boolean, boolean, String, boolean)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model.MInOut_StepOver.copyFrom(MInOut_StepOver, Timestamp, Timestamp, int, boolean, boolean, String, boolean)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OutGenerate_upd.completeShipment()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Process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OrderLine, BigDecimal, BigDecimal)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o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OrderLine, BigDecimal, BigDecimal)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o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s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(sh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2(sh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s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Update_ShipmentLin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ompleteInvoice()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_Savepoi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_upd.completeInvoice()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voiceProcess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InvoiceGenerateFromReceipt.doIt()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_NotFoun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Receipt.doIt()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_NotCompleted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Receipt.doIt()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annotSave_Invoice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OrderLine, BigDecimal, BigDecimal)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o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OrderLine, BigDecimal, BigDecimal)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o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s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(sh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2(sh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s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Update_ShipmentLin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ompleteInvoice()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_Savepoi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GenerateFromShipment.completeInvoice()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voiceProcess_Failed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OrderLine, BigDecimal, BigDecimal)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o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OrderLine, BigDecimal, BigDecimal)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o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s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(sh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2(sh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s)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Update_ShipmentLin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ompleteInvoice()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_Savepoin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InvoiceProgressiveGenerate.completeInvoice()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voiceProcess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tFound_OderLin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OrderDocument_Typ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AdempiereException</text:p>
          </table:table-cell>
          <table:table-cell table:style-name="ce2" office:value-type="string" calcext:value-type="string">
            <text:p>vLIT_ShipmentHeader_NoSav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tFound_OderLin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Line_NoSave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POtoOrderCreate_lit.doIt()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DocType_No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orderTemplate.process.POtoOrderCreate_lit.doIt()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Order_NoCreate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orderTemplate.process.ReportStarterConsulting.getAttachmentEntryFile(MAttachmentEntry)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TemporaryFile_NoDelete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it.cnet.idempiere.orderTemplate.process.ReportStarterConsulting.getAttachmentEntryFile(MAttachmentEntry)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Rename_TemporaryFile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343it.cnet.idempiere.resourceAttendance.process.AppendAttendance_Info.generate(PreparedStatement)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OrderProcess_ResourceAttendance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resourceAttendance.util.UtilCalendar.getHoursDiff(Timestamp, Timestamp)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ToDate_FromDat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resourceAttendance.util.UtilCalendar.getHoursDiff_ByRoundType(int, Timestamp, Timestamp, int)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ToDate_FromDate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2" office:value-type="string" calcext:value-type="string">
            <text:p>it.cnet.idempiere.resourceAttendance.util.UtilResource.calcolateExtra(MResourceAttendance)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EndWork_StartWork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mpl.webui.apps.form.WRessAtt_Prod.dynInit().new ValueChangeListener() {...}.valueChange(ValueChangeEvent)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esource_NotActive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mpl.webui.apps.form.WRessAtt_Prod.dynInit().new ValueChangeListener() {...}.valueChange(ValueChangeEvent)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esource_NotActive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mpl.webui.apps.form.WRessAtt_Prod.onEvent(Event)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Document_NotExisting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mpl.webui.apps.form.WRessAtt_Prod.saveResAttProd(boolean)</text:p>
          </table:table-cell>
          <table:table-cell table:style-name="ce1" office:value-type="float" office:value="1451" calcext:value-type="float">
            <text:p>1451</text:p>
          </table:table-cell>
          <table:table-cell table:style-name="ce1" office:value-type="string" calcext:value-type="string">
            <text:p>AdempiereException</text:p>
          </table:table-cell>
          <table:table-cell table:style-name="ce2" office:value-type="string" calcext:value-type="string">
            <text:p>LIT_Resource_Mandatory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cnet.idempiere.utilPDF.model.ZkJRViewer_cnet.init()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ail_RenderReport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it.cnet.idempiere.utilPDF.model.ZkJRViewer_cnet.cmd_render()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ail_RenderReport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idIta.idempiere.LIT_InvoiceDataVAT.mipaaf.MipaafServices.MipaafServices()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dempiereException</text:p>
          </table:table-cell>
          <table:table-cell table:style-name="ce2" office:value-type="string" calcext:value-type="string">
            <text:p>LIT_DataMIPAAF_NoService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style-name="ce1" office:value-type="string" calcext:value-type="string">
            <text:p>it.idIta.idempiere.LIT_InvoiceDataVAT.process.GenerateInvoiceXML.doIt()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DocumentType_Error</text:p>
          </table:table-cell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it.idIta.idempiere.LIT_InvoiceDataVAT.process.GenerateInvoiceXML.doIt()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AdempiereException</text:p>
          </table:table-cell>
          <table:table-cell table:style-name="ce1"/>
          <table:table-cell table:style-name="ce1" office:value-type="string" calcext:value-type="string">
            <text:p>PARAMETRI</text:p>
          </table:table-cell>
          <table:table-cell table:number-columns-repeated="59"/>
        </table:table-row>
        <table:table-row table:style-name="ro3" table:number-rows-repeated="104843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09:45:26.324567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7T09:46:35.283449466</dc:date>
    <meta:editing-duration>PT1M9S</meta:editing-duration>
    <meta:editing-cycles>1</meta:editing-cycles>
    <meta:document-statistic meta:table-count="1" meta:cell-count="435" meta:object-count="0"/>
  </office:meta>
</office:document-meta>
</file>